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64ff4"/>
    </style:style>
    <style:style style:name="P2" style:family="paragraph" style:parent-style-name="Standard">
      <style:paragraph-properties fo:text-align="justify" style:justify-single-word="false"/>
      <style:text-properties officeooo:rsid="001094ec" officeooo:paragraph-rsid="001094ec"/>
    </style:style>
    <style:style style:name="P3" style:family="paragraph" style:parent-style-name="Standard">
      <style:paragraph-properties fo:text-align="justify" style:justify-single-word="false"/>
      <style:text-properties officeooo:rsid="001094ec" officeooo:paragraph-rsid="001cdad7"/>
    </style:style>
    <style:style style:name="P4" style:family="paragraph" style:parent-style-name="Standard">
      <style:paragraph-properties fo:text-align="justify" style:justify-single-word="false"/>
      <style:text-properties officeooo:rsid="001094ec" officeooo:paragraph-rsid="0023da93"/>
    </style:style>
    <style:style style:name="P5" style:family="paragraph" style:parent-style-name="Standard">
      <style:paragraph-properties fo:text-align="justify" style:justify-single-word="false"/>
      <style:text-properties officeooo:rsid="00137da5" officeooo:paragraph-rsid="00137da5"/>
    </style:style>
    <style:style style:name="P6" style:family="paragraph" style:parent-style-name="Standard">
      <style:paragraph-properties fo:text-align="justify" style:justify-single-word="false"/>
      <style:text-properties officeooo:rsid="00137da5" officeooo:paragraph-rsid="001cdad7"/>
    </style:style>
    <style:style style:name="P7" style:family="paragraph" style:parent-style-name="Standard">
      <style:paragraph-properties fo:text-align="justify" style:justify-single-word="false"/>
      <style:text-properties officeooo:rsid="00137da5" officeooo:paragraph-rsid="001e4052"/>
    </style:style>
    <style:style style:name="P8" style:family="paragraph" style:parent-style-name="Standard">
      <style:paragraph-properties fo:text-align="justify" style:justify-single-word="false"/>
      <style:text-properties officeooo:rsid="00137da5" officeooo:paragraph-rsid="00243b3b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094ec" officeooo:paragraph-rsid="001094ec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37da5" officeooo:paragraph-rsid="00137da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c6be2" style:font-weight-asian="normal" style:font-weight-complex="normal"/>
    </style:style>
    <style:style style:name="T4" style:family="text">
      <style:text-properties fo:font-weight="normal" officeooo:rsid="001094ec" style:font-weight-asian="normal" style:font-weight-complex="normal"/>
    </style:style>
    <style:style style:name="T5" style:family="text">
      <style:text-properties fo:font-weight="normal" officeooo:rsid="001e4052" style:font-weight-asian="normal" style:font-weight-complex="normal"/>
    </style:style>
    <style:style style:name="T6" style:family="text">
      <style:text-properties fo:font-weight="normal" officeooo:rsid="0023da93" style:font-weight-asian="normal" style:font-weight-complex="normal"/>
    </style:style>
    <style:style style:name="T7" style:family="text">
      <style:text-properties fo:font-weight="normal" officeooo:rsid="0023e189" style:font-weight-asian="normal" style:font-weight-complex="normal"/>
    </style:style>
    <style:style style:name="T8" style:family="text">
      <style:text-properties fo:font-weight="normal" officeooo:rsid="00243b3b" style:font-weight-asian="normal" style:font-weight-complex="normal"/>
    </style:style>
    <style:style style:name="T9" style:family="text">
      <style:text-properties fo:font-weight="normal" officeooo:rsid="0025b986" style:font-weight-asian="normal" style:font-weight-complex="normal"/>
    </style:style>
    <style:style style:name="T10" style:family="text">
      <style:text-properties officeooo:rsid="001ef64c"/>
    </style:style>
    <style:style style:name="T11" style:family="text">
      <style:text-properties officeooo:rsid="0023da93"/>
    </style:style>
    <style:style style:name="T12" style:family="text">
      <style:text-properties officeooo:rsid="00243b3b"/>
    </style:style>
    <style:style style:name="T13" style:family="text">
      <style:text-properties officeooo:rsid="0025b98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<text:span text:style-name="T1">Ejercicio 1:</text:span><text:span text:style-name="T2"> </text:span><text:span text:style-name="T9">Procedimiento bien. Te equivocas integrando</text:span><text:span text:style-name="T8"> (</text:span><text:span text:style-name="T9">8</text:span><text:span text:style-name="T8">/10)</text:span></text:p>
      <text:p text:style-name="P9"/>
      <text:p text:style-name="P2"><text:span text:style-name="T1">Ejercicio 2: </text:span><text:span text:style-name="T9">No entregado</text:span><text:span text:style-name="T6">.</text:span></text:p>
      <text:p text:style-name="P9"/>
      <text:p text:style-name="P3"><text:span text:style-name="T1">Ejercicio 3:</text:span> <text:span text:style-name="T13">Antes de resolver la parte homogénea tienes que utilizar un cambio de variable pues es una ecuación de Bernouilli. Con ese cambio de variable la conviertes en lineal y podrías hacer el procedimiento que describes. Mira cómo lo he hecho yo (5/10)</text:span></text:p>
      <text:p text:style-name="P3"/>
      <text:p text:style-name="P3"><text:span text:style-name="T1">Ejercicio 4:</text:span> <text:span text:style-name="T13">Procedimiento bien. Te equivocas en cálculos (8/10)</text:span>.</text:p>
      <text:p text:style-name="P10"/>
      <text:p text:style-name="P6"><text:span text:style-name="T1">Ejercicio 5:</text:span> <text:span text:style-name="T13">Procedimiento bien. Te equivocas en cálculos otra vez (8/10).</text:span></text:p>
      <text:p text:style-name="P10"/>
      <text:p text:style-name="P8"><text:span text:style-name="T1">Ejercicio 6: </text:span><text:span text:style-name="T6">Perfecto (10/10).</text:span></text:p>
      <text:p text:style-name="P10"/>
      <text:p text:style-name="P8"><text:span text:style-name="T1">Ejercicio 7:</text:span> <text:span text:style-name="T9">Perfecto</text:span><text:span text:style-name="T3"> </text:span><text:span text:style-name="T4">(</text:span><text:span text:style-name="T3">10</text:span><text:span text:style-name="T4">/10).</text:span></text:p>
      <text:p text:style-name="P10"/>
      <text:p text:style-name="P7"><text:span text:style-name="T1">Ejercicio 8:</text:span> <text:span text:style-name="T13">No entegrado.</text:span></text:p>
      <text:p text:style-name="P10"/>
      <text:p text:style-name="P7"><text:span text:style-name="T1">Ejercicio 9:</text:span> <text:span text:style-name="T10">Perfecto 10/10.</text:span></text:p>
      <text:p text:style-name="P10"/>
      <text:p text:style-name="P5"><text:span text:style-name="T1">Nota:</text:span><text:bookmark-start text:name="__DdeLink__145_1125319292"/><text:bookmark-start text:name="__DdeLink__132_2166885872"/><text:span text:style-name="T1"> </text:span><text:bookmark-start text:name="__DdeLink__127_2310371915"/><text:bookmark-start text:name="__DdeLink__231_2434581877"/><text:bookmark-start text:name="__DdeLink__103_3106149160"/><text:bookmark-start text:name="__DdeLink__95_3530221071"/><text:bookmark-start text:name="__DdeLink__116_2434581877"/><text:span text:style-name="T5">(</text:span><text:span text:style-name="T9">8 + 0 + 5 + 8 + 8 + 10 + 10 + 0 + 10</text:span><text:span text:style-name="T5">)/9</text:span><text:bookmark-end text:name="__DdeLink__145_1125319292"/><text:bookmark-end text:name="__DdeLink__127_2310371915"/><text:bookmark-end text:name="__DdeLink__231_2434581877"/><text:bookmark-end text:name="__DdeLink__103_3106149160"/><text:bookmark-end text:name="__DdeLink__95_3530221071"/><text:bookmark-end text:name="__DdeLink__116_2434581877"/><text:span text:style-name="T5">=</text:span><text:bookmark-end text:name="__DdeLink__132_2166885872"/><text:span text:style-name="T9">6</text:span><text:span text:style-name="T6">.</text:span><text:span text:style-name="T8">6</text:span><text:span text:style-name="T6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6:58:17.837760646</meta:creation-date>
    <dc:date>2020-05-08T18:10:41.913830861</dc:date>
    <meta:editing-duration>PT2H15M7S</meta:editing-duration>
    <meta:editing-cycles>24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110" meta:character-count="651" meta:non-whitespace-character-count="550"/>
  </office:meta>
</office:document-meta>
</file>